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147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objectwithoutfill">
      <style:graphic-properties draw:marker-end="Arrow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4.419cm"/>
    </style:style>
    <style:style style:name="P1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id="id1" draw:layer="layout" svg:width="2.54cm" svg:height="5.397cm" svg:x="2.27cm" svg:y="2.27cm">
            <draw:text-box>
              <text:p><text:span text:style-name="T1">if-then</text:span></text:p>
              <text:p/>
              <text:p>expr</text:p>
              <text:p>bool</text:p>
              <text:p>if false</text:p>
              <text:p>then</text:p>
            </draw:text-box>
          </draw:frame>
          <draw:connector draw:style-name="gr2" draw:text-style-name="P1" draw:layer="layout" svg:x1="4.81cm" svg:y1="4.968cm" svg:x2="4.81cm" svg:y2="4.968cm" draw:start-shape="id1" draw:start-glue-point="1" draw:end-shape="id1" svg:d="m4810 4968">
            <text:p/>
          </draw:connector>
          <draw:polyline draw:style-name="gr3" draw:text-style-name="P1" draw:layer="layout" svg:width="0.634cm" svg:height="1.269cm" svg:x="4.492cm" svg:y="5.445cm" svg:viewBox="0 0 635 1270" draw:points="0,0 635,0 635,1270 0,1270">
            <text:p/>
          </draw:polyline>
        </draw:g>
        <draw:g>
          <draw:frame draw:style-name="gr1" draw:id="id2" draw:layer="layout" svg:width="4.445cm" svg:height="5.939cm" svg:x="8.45cm" svg:y="2.27cm">
            <draw:text-box>
              <text:p><text:span text:style-name="T1">if-then-else</text:span></text:p>
              <text:p/>
              <text:p>expr</text:p>
              <text:p>bool</text:p>
              <text:p>if false</text:p>
              <text:p>then</text:p>
              <text:p>goto</text:p>
              <text:p>else</text:p>
            </draw:text-box>
          </draw:frame>
          <draw:connector draw:style-name="gr2" draw:text-style-name="P1" draw:layer="layout" svg:x1="12.895cm" svg:y1="5.239cm" svg:x2="12.895cm" svg:y2="5.239cm" draw:start-shape="id2" draw:start-glue-point="1" draw:end-shape="id2" svg:d="m12895 5239">
            <text:p/>
          </draw:connector>
          <draw:polyline draw:style-name="gr3" draw:text-style-name="P1" draw:layer="layout" svg:width="0.969cm" svg:height="1.904cm" svg:x="10.477cm" svg:y="5.715cm" svg:viewBox="0 0 970 1905" draw:points="335,0 970,0 953,1905 0,1905">
            <text:p/>
          </draw:polyline>
          <draw:polyline draw:style-name="gr3" draw:text-style-name="P1" draw:layer="layout" svg:width="0.634cm" svg:height="1.269cm" svg:x="7.82cm" svg:y="6.985cm" svg:viewBox="0 0 635 1270" draw:points="635,0 0,0 0,1270 635,1270">
            <text:p/>
          </draw:polyline>
        </draw:g>
        <draw:g>
          <draw:frame draw:style-name="gr4" draw:id="id3" draw:layer="layout" svg:width="4.445cm" svg:height="4.669cm" svg:x="2.27cm" svg:y="9.531cm">
            <draw:text-box>
              <text:p><text:span text:style-name="T1">do-while</text:span></text:p>
              <text:p/>
              <text:p>body</text:p>
              <text:p>expr</text:p>
              <text:p>bool</text:p>
              <text:p>if true</text:p>
            </draw:text-box>
          </draw:frame>
          <draw:connector draw:style-name="gr2" draw:text-style-name="P1" draw:layer="layout" svg:x1="6.715cm" svg:y1="11.865cm" svg:x2="6.715cm" svg:y2="11.865cm" draw:start-shape="id3" draw:start-glue-point="1" draw:end-shape="id3" svg:d="m6715 11865">
            <text:p/>
          </draw:connector>
          <draw:polyline draw:style-name="gr3" draw:text-style-name="P1" draw:layer="layout" svg:width="0.634cm" svg:height="2.539cm" svg:x="4.492cm" svg:y="11.025cm" svg:viewBox="0 0 635 2540" draw:points="0,2540 635,2540 635,0 0,0">
            <text:p/>
          </draw:polyline>
        </draw:g>
        <draw:g>
          <draw:frame draw:style-name="gr4" draw:layer="layout" svg:width="3.175cm" svg:height="5.228cm" svg:x="8.55cm" svg:y="9.531cm">
            <draw:text-box>
              <text:p><text:span text:style-name="T1">while</text:span></text:p>
              <text:p/>
              <text:p>expr</text:p>
              <text:p>bool</text:p>
              <text:p>if false</text:p>
              <text:p>body</text:p>
              <text:p>goto</text:p>
            </draw:text-box>
          </draw:frame>
          <draw:polyline draw:style-name="gr3" draw:text-style-name="P1" draw:layer="layout" svg:width="0.634cm" svg:height="1.904cm" svg:x="10.772cm" svg:y="12.93cm" svg:viewBox="0 0 635 1905" draw:points="0,0 635,0 635,1905 0,1905">
            <text:p/>
          </draw:polyline>
          <draw:polyline draw:style-name="gr3" draw:text-style-name="P1" draw:layer="layout" svg:width="0.634cm" svg:height="3.491cm" svg:x="7.915cm" svg:y="11.025cm" svg:viewBox="0 0 635 3492" draw:points="635,3492 0,3492 0,0 635,0">
            <text:p/>
          </draw:polyline>
        </draw:g>
        <draw:g>
          <draw:frame draw:style-name="gr4" draw:layer="layout" svg:width="3.175cm" svg:height="7.361cm" svg:x="14.33cm" svg:y="9.531cm">
            <draw:text-box>
              <text:p><text:span text:style-name="T1">for</text:span></text:p>
              <text:p/>
              <text:p>init</text:p>
              <text:p>goto</text:p>
              <text:p>incr</text:p>
              <text:p>expr</text:p>
              <text:p>bool</text:p>
              <text:p>if false</text:p>
              <text:p>body</text:p>
              <text:p>goto</text:p>
            </draw:text-box>
          </draw:frame>
          <draw:polyline draw:style-name="gr3" draw:text-style-name="P1" draw:layer="layout" svg:width="0.634cm" svg:height="0.951cm" svg:x="16.235cm" svg:y="12.295cm" svg:viewBox="0 0 635 952" draw:points="0,0 635,0 635,952 0,952">
            <text:p/>
          </draw:polyline>
          <draw:polyline draw:style-name="gr3" draw:text-style-name="P1" draw:layer="layout" svg:width="0.634cm" svg:height="3.809cm" svg:x="13.695cm" svg:y="12.612cm" svg:viewBox="0 0 635 3810" draw:points="635,3810 0,3810 0,0 635,0">
            <text:p/>
          </draw:polyline>
          <draw:polyline draw:style-name="gr3" draw:text-style-name="P1" draw:layer="layout" svg:width="0.634cm" svg:height="1.904cm" svg:x="16.552cm" svg:y="15.152cm" svg:viewBox="0 0 635 1905" draw:points="0,0 635,0 635,1905 0,1905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905cm" fo:margin-bottom="1.905cm" fo:margin-left="1.905cm" fo:margin-right="1.90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04T17:13:00</meta:creation-date>
    <dc:date>2009-04-04T17:55:45</dc:date>
    <meta:editing-duration>PT00H26M35S</meta:editing-duration>
    <meta:editing-cycles>5</meta:editing-cycles>
    <meta:generator>OpenOffice.org/3.0$Unix OpenOffice.org_project/300m9$Build-9358</meta:generator>
    <meta:print-date>2009-04-04T17:52:45</meta:print-date>
    <meta:document-statistic meta:object-count="22"/>
    <meta:user-defined meta:name="Info 1"/>
    <meta:user-defined meta:name="Info 2"/>
    <meta:user-defined meta:name="Info 3"/>
    <meta:user-defined meta:name="Info 4"/>
  </office:meta>
</office:document-meta>
</file>